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Thaila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rway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weden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s/>United States of America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nmark 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s/>Isra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p. of Kore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Thail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ustria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s/>Fin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Italy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uth Africa <text:s text:c="3"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ited Kingdom of Great Britain and Northern Ireland 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5:14:05.777000000</meta:creation-date>
    <dc:date>2021-03-17T15:17:44.691000000</dc:date>
    <meta:editing-duration>PT3M39S</meta:editing-duration>
    <meta:editing-cycles>1</meta:editing-cycles>
    <meta:document-statistic meta:table-count="1" meta:cell-count="50" meta:object-count="0"/>
    <meta:generator>LibreOffice/7.0.4.2$Windows_X86_64 LibreOffice_project/dcf040e67528d9187c66b2379df5ea4407429775</meta:generator>
  </office:meta>
</office:document-meta>
</file>